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cm"/>
    </style:style>
    <style:style style:name="co2" style:family="table-column">
      <style:table-column-properties fo:break-before="auto" style:column-width="4.897cm"/>
    </style:style>
    <style:style style:name="co3" style:family="table-column">
      <style:table-column-properties fo:break-before="auto" style:column-width="0.492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11.84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51cm"/>
    </style:style>
    <style:style style:name="co8" style:family="table-column">
      <style:table-column-properties fo:break-before="auto" style:column-width="5.41cm"/>
    </style:style>
    <style:style style:name="co9" style:family="table-column">
      <style:table-column-properties fo:break-before="auto" style:column-width="5.043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>
      <number:year number:style="long"/>
      <number:text>年</number:text>
      <number:month number:style="long"/>
      <number:text>月</number:text>
      <number:day/>
      <number:text>日</number:text>
      <number:hours number:style="long"/>
      <number:text>时</number:text>
      <number:minutes number:style="long"/>
      <number:text>分</number:text>
      <number:seconds number:style="long"/>
      <number:text>秒</number:text>
    </number:date-style>
    <style:style style:name="ce1" style:family="table-cell" style:parent-style-name="Default">
      <style:text-properties style:font-name="Arial" style:font-name-asian="Arial Unicode MS" style:font-name-complex="Tahoma"/>
    </style:style>
    <style:style style:name="ce2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2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图形 - 多边形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图形1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图形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动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车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虫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思科 - 其他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思科 - 媒体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思科 - 产品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思科 - 广域网 - 局域网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Domino - 一般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Domino - 数字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电气 - 零件1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电气 - 零件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1" office:value-type="string">
            <text:p>电气 - 零件3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1" office:value-type="string">
            <text:p>电气 - 零件4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1" office:value-type="string">
            <text:p>电气 - 电路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1" office:value-type="string">
            <text:p>电气 - 标志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电气 - 仪表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人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1" office:value-type="string">
            <text:p>建筑 - 覆盖图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 - 家具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 - 建筑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 - 浴室，厨房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 - 厨房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 - 窗户，门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流程图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流程图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Foral-工作室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动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table:style-name="ce1" office:value-type="string">
            <text:p>照片 - 建筑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植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雕像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景观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城市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花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医疗 - 一般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天气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车辆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符号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蓝图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化学 - 氨基酸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逻辑符号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逻辑门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徽标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笑脸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箭头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1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2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3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4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5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6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7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8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9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10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11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钟 - 12点钟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风力 - 图示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计算机 - 一般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计算机 - 网络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计算机 - 网络设备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计算机 - 无线网络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数字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符号 - 危险的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对象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非洲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<text:s/>美国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澳大利亚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亚洲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南美洲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欧洲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欧洲1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法国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法国 - 乡村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符号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加拿大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陆地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中东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中美洲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<text:s/>中世纪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墨西哥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古代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记号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历史 - 1900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地图 - 世界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农作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片段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旗帜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音乐 - 乐器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音乐 - 活页乐谱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特殊象形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庆祝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食物和饮品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Human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人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物体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天空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照片 - 旅行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OpenOffice.org徽标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宗教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建筑物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主页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zh-CN</text:p>
          </table:table-cell>
          <table:table-cell office:value-type="string">
            <text:p>子弹2</text:p>
          </table:table-cell>
          <table:table-cell table:number-columns-repeated="3"/>
          <table:table-cell office:value-type="date" office:date-value="2006-07-06T12:12:00">
            <text:p>2006年07月6日12时12分00秒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8">2007／11／28</text:date>, <text:time>08:53:2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6$Build-9226</meta:generator>
    <meta:creation-date>2007-06-20T13:52:15</meta:creation-date>
    <dc:date>2007-11-28T08:53:28</dc:date>
    <meta:editing-cycles>33</meta:editing-cycles>
    <meta:editing-duration>PT48M43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